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224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001f1f" style:cell-protect="none" style:print-content="tru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cell-protect="none" style:print-content="true"/>
    </style:style>
    <style:style style:name="ce15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  <style:text-properties fo:color="#7f7f7f"/>
    </style:style>
    <style:style style:name="ce22" style:family="table-cell" style:parent-style-name="Default">
      <style:table-cell-properties fo:background-color="#e8e8e8" style:cell-protect="protected" style:print-content="true" style:text-align-source="fix" style:repeat-content="false"/>
      <style:paragraph-properties fo:text-align="center" fo:margin-left="0cm"/>
      <style:text-properties fo:color="#666666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7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81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/>
    </style:style>
    <style:style style:name="ce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/>
    </style:style>
    <style:style style:name="ce6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7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8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9" style:family="table-cell" style:parent-style-name="Default" style:data-style-name="N81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Consolas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0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  <style:style style:name="ce1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/>
    </style:style>
    <style:style style:name="ce11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ze (Bytes)&quot;;&quot;End (Bytes)&quot;)" table:allow-empty-cell="false" table:display-list="unsorted" table:base-cell-address="'Kernel Memory map'.D3">
          <table:error-message table:message-type="stop" table:display="true"/>
        </table:content-validation>
      </table:content-validations>
      <table:table table:name="Kernel Memory map" table:style-name="ta1">
        <table:shapes>
          <draw:frame draw:z-index="0" draw:style-name="gr1" draw:text-style-name="P1" svg:width="5.708cm" svg:height="18.779cm" svg:x="38.878cm" svg:y="0.789cm">
            <draw:object draw:notify-on-update-of-ranges="'Kernel Memory map'.H3:'Kernel Memory map'.H3 'Kernel Memory map'.M3:'Kernel Memory map'.M3 'Kernel Memory map'.H4:'Kernel Memory map'.H4 'Kernel Memory map'.M4:'Kernel Memory map'.M4 'Kernel Memory map'.H5:'Kernel Memory map'.H5 'Kernel Memory map'.M5:'Kernel Memory map'.M5 'Kernel Memory map'.H6:'Kernel Memory map'.H6 'Kernel Memory map'.M6:'Kernel Memory map'.M6 'Kernel Memory map'.H7:'Kernel Memory map'.H7 'Kernel Memory map'.M7:'Kernel Memory map'.M7 'Kernel Memory map'.H8:'Kernel Memory map'.H8 'Kernel Memory map'.M8:'Kernel Memory map'.M8 'Kernel Memory map'.H9:'Kernel Memory map'.H9 'Kernel Memory map'.M9:'Kernel Memory map'.M9 'Kernel Memory map'.H10:'Kernel Memory map'.H10 'Kernel Memory map'.M10:'Kernel Memory map'.M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312cm" svg:height="18.205cm" svg:x="32.862cm" svg:y="0.985cm">
            <draw:object draw:notify-on-update-of-ranges="'Kernel Memory map'.A3:'Kernel Memory map'.A3 'Kernel Memory map'.F3:'Kernel Memory map'.F3 'Kernel Memory map'.A4:'Kernel Memory map'.A4 'Kernel Memory map'.F4:'Kernel Memory map'.F4 'Kernel Memory map'.A5:'Kernel Memory map'.A5 'Kernel Memory map'.F5:'Kernel Memory map'.F5 'Kernel Memory map'.A6:'Kernel Memory map'.A6 'Kernel Memory map'.F6:'Kernel Memory map'.F6 'Kernel Memory map'.A7:'Kernel Memory map'.A7 'Kernel Memory map'.F7:'Kernel Memory map'.F7 'Kernel Memory map'.A8:'Kernel Memory map'.A8 'Kernel Memory map'.F8:'Kernel Memory map'.F8 'Kernel Memory map'.A9:'Kernel Memory map'.A9 'Kernel Memory map'.F9:'Kernel Memory map'.F9 'Kernel Memory map'.A10:'Kernel Memory map'.A10 'Kernel Memory map'.F10:'Kernel Memory map'.F10 'Kernel Memory map'.A11:'Kernel Memory map'.A11 'Kernel Memory map'.F11:'Kernel Memory map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16381" table:default-cell-style-name="ce11"/>
        <table:table-row table:style-name="ro1">
          <table:table-cell table:style-name="ce4" office:value-type="string" calcext:value-type="string" table:number-columns-spanned="6" table:number-rows-spanned="1">
            <text:p>Virtual memory regions</text:p>
          </table:table-cell>
          <table:covered-table-cell table:number-columns-repeated="5" table:style-name="ce6"/>
          <table:table-cell/>
          <table:table-cell table:style-name="ce4" office:value-type="string" calcext:value-type="string" table:number-columns-spanned="6" table:number-rows-spanned="1">
            <text:p>Physical memory regions</text:p>
          </table:table-cell>
          <table:covered-table-cell table:number-columns-repeated="5" table:style-name="ce6"/>
          <table:table-cell table:number-columns-repeated="16371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Hex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Dec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Nul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3] = &quot;Size (Bytes)&quot;; (HEX2DEC([.B3])+HEX2DEC([.C3]) - 1);HEX2DEC([.C3])))" office:value-type="string" office:string-value="FFF" calcext:value-type="string">
            <text:p>FFF</text:p>
          </table:table-cell>
          <table:table-cell table:style-name="ce22" table:formula="of:=(HEX2DEC([.E3]) - HEX2DEC([.B3]) + 1)/1024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Free(1)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3] = &quot;Size (Bytes)&quot;; (HEX2DEC([.I3])+([.J3]*1024) - 1);([.J3] * 1024)))" office:value-type="string" office:string-value="17FF" calcext:value-type="string">
            <text:p>17FF</text:p>
          </table:table-cell>
          <table:table-cell table:style-name="ce22" table:formula="of:=(HEX2DEC([.L3]) - HEX2DEC([.I3]) + 1)/1024" office:value-type="float" office:value="6" calcext:value-type="float">
            <text:p>6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data</text:p>
          </table:table-cell>
          <table:table-cell table:style-name="ce15" office:value-type="string" calcext:value-type="string">
            <text:p>C0000000</text:p>
          </table:table-cell>
          <table:table-cell table:style-name="ce15" office:value-type="string" calcext:value-type="string">
            <text:p>43C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4] = &quot;Size (Bytes)&quot;; (HEX2DEC([.B4])+HEX2DEC([.C4]) - 1);HEX2DEC([.C4])))" office:value-type="string" office:string-value="C0043BFF" calcext:value-type="string">
            <text:p>C0043BFF</text:p>
          </table:table-cell>
          <table:table-cell table:style-name="ce22" table:formula="of:=(HEX2DEC([.E4]) - HEX2DEC([.B4]) + 1)/1024" office:value-type="float" office:value="271" calcext:value-type="float">
            <text:p>271</text:p>
          </table:table-cell>
          <table:table-cell/>
          <table:table-cell table:style-name="ce9" office:value-type="string" calcext:value-type="string">
            <text:p>GDT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4] = &quot;Size (Bytes)&quot;; (HEX2DEC([.I4])+([.J4]*1024) - 1);([.J4] * 1024)))" office:value-type="string" office:string-value="27FF" calcext:value-type="string">
            <text:p>27FF</text:p>
          </table:table-cell>
          <table:table-cell table:style-name="ce22" table:formula="of:=(HEX2DEC([.L4]) - HEX2DEC([.I4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Unused</text:p>
          </table:table-cell>
          <table:table-cell table:style-name="ce15" table:formula="of:=DEC2HEX(HEX2DEC([.E4])+1)" office:value-type="string" office:string-value="C0043C00" calcext:value-type="string">
            <text:p>C0043C00</text:p>
          </table:table-cell>
          <table:table-cell table:style-name="ce15" table:formula="of:=DEC2HEX(HEX2DEC([.B6])-1)" office:value-type="string" office:string-value="C009FFFF" calcext:value-type="string">
            <text:p>C009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5] = &quot;Size (Bytes)&quot;; (HEX2DEC([.B5])+HEX2DEC([.C5]) - 1);HEX2DEC([.C5])))" office:value-type="string" office:string-value="C009FFFF" calcext:value-type="string">
            <text:p>C009FFFF</text:p>
          </table:table-cell>
          <table:table-cell table:style-name="ce22" table:formula="of:=(HEX2DEC([.E5]) - HEX2DEC([.B5]) + 1)/1024" office:value-type="float" office:value="369" calcext:value-type="float">
            <text:p>369</text:p>
          </table:table-cell>
          <table:table-cell/>
          <table:table-cell table:style-name="ce9" office:value-type="string" calcext:value-type="string">
            <text:p>Boot Info</text:p>
          </table:table-cell>
          <table:table-cell table:style-name="ce15" table:formula="of:=DEC2HEX(HEX2DEC([.L4])+1)" office:value-type="string" office:string-value="2800" calcext:value-type="string">
            <text:p>280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5] = &quot;Size (Bytes)&quot;; (HEX2DEC([.I5])+([.J5]*1024) - 1);([.J5] * 1024)))" office:value-type="string" office:string-value="2BFF" calcext:value-type="string">
            <text:p>2BFF</text:p>
          </table:table-cell>
          <table:table-cell table:style-name="ce22" table:formula="of:=(HEX2DEC([.L5]) - HEX2DEC([.I5]) + 1)/1024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Bios data</text:p>
          </table:table-cell>
          <table:table-cell table:style-name="ce15" office:value-type="string" calcext:value-type="string">
            <text:p>C00A0000</text:p>
          </table:table-cell>
          <table:table-cell table:style-name="ce15" office:value-type="float" office:value="60000" calcext:value-type="float">
            <text:p>6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6] = &quot;Size (Bytes)&quot;; (HEX2DEC([.B6])+HEX2DEC([.C6]) - 1);HEX2DEC([.C6])))" office:value-type="string" office:string-value="C00FFFFF" calcext:value-type="string">
            <text:p>C00FFFFF</text:p>
          </table:table-cell>
          <table:table-cell table:style-name="ce22" table:formula="of:=(HEX2DEC([.E6]) - HEX2DEC([.B6]) + 1)/1024" office:value-type="float" office:value="384" calcext:value-type="float">
            <text:p>384</text:p>
          </table:table-cell>
          <table:table-cell/>
          <table:table-cell table:style-name="ce9" office:value-type="string" calcext:value-type="string">
            <text:p>Free(2)</text:p>
          </table:table-cell>
          <table:table-cell table:style-name="ce15" office:value-type="string" calcext:value-type="string">
            <text:p>2C00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6] = &quot;Size (Bytes)&quot;; (HEX2DEC([.I6])+([.J6]*1024) - 1);([.J6] * 1024)))" office:value-type="string" office:string-value="3BFF" calcext:value-type="string">
            <text:p>3BFF</text:p>
          </table:table-cell>
          <table:table-cell table:style-name="ce22" table:formula="of:=(HEX2DEC([.L6]) - HEX2DEC([.I6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img</text:p>
          </table:table-cell>
          <table:table-cell table:style-name="ce15" office:value-type="string" calcext:value-type="string">
            <text:p>C0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7] = &quot;Size (Bytes)&quot;; (HEX2DEC([.B7])+HEX2DEC([.C7]) - 1);HEX2DEC([.C7])))" office:value-type="string" office:string-value="C01FFFFF" calcext:value-type="string">
            <text:p>C01FFFFF</text:p>
          </table:table-cell>
          <table:table-cell table:style-name="ce22" table:formula="of:=(HEX2DEC([.E7]) - HEX2DEC([.B7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User stack</text:p>
          </table:table-cell>
          <table:table-cell table:style-name="ce15" office:value-type="string" calcext:value-type="string">
            <text:p>3C00</text:p>
          </table:table-cell>
          <table:table-cell table:style-name="ce15" office:value-type="float" office:value="128" calcext:value-type="float">
            <text:p>128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7] = &quot;Size (Bytes)&quot;; (HEX2DEC([.I7])+([.J7]*1024) - 1);([.J7] * 1024)))" office:value-type="string" office:string-value="23BFF" calcext:value-type="string">
            <text:p>23BFF</text:p>
          </table:table-cell>
          <table:table-cell table:style-name="ce22" table:formula="of:=(HEX2DEC([.L7]) - HEX2DEC([.I7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Static alloc</text:p>
          </table:table-cell>
          <table:table-cell table:style-name="ce15" table:formula="of:=DEC2HEX(HEX2DEC([.E7])+1)" office:value-type="string" office:string-value="C0200000" calcext:value-type="string">
            <text:p>C02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8] = &quot;Size (Bytes)&quot;; (HEX2DEC([.B8])+HEX2DEC([.C8]) - 1);HEX2DEC([.C8])))" office:value-type="string" office:string-value="C02FFFFF" calcext:value-type="string">
            <text:p>C02FFFFF</text:p>
          </table:table-cell>
          <table:table-cell table:style-name="ce22" table:formula="of:=(HEX2DEC([.E8]) - HEX2DEC([.B8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stack</text:p>
          </table:table-cell>
          <table:table-cell table:style-name="ce15" office:value-type="string" calcext:value-type="string">
            <text:p>23C00</text:p>
          </table:table-cell>
          <table:table-cell table:style-name="ce15" office:value-type="float" office:value="128" calcext:value-type="float">
            <text:p>128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8] = &quot;Size (Bytes)&quot;; (HEX2DEC([.I8])+([.J8]*1024) - 1);([.J8] * 1024)))" office:value-type="string" office:string-value="43BFF" calcext:value-type="string">
            <text:p>43BFF</text:p>
          </table:table-cell>
          <table:table-cell table:style-name="ce22" table:formula="of:=(HEX2DEC([.L8]) - HEX2DEC([.I8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Heap</text:p>
          </table:table-cell>
          <table:table-cell table:style-name="ce15" table:formula="of:=DEC2HEX(HEX2DEC([.E8])+1)" office:value-type="string" office:string-value="C0300000" calcext:value-type="string">
            <text:p>C0300000</text:p>
          </table:table-cell>
          <table:table-cell table:style-name="ce15" table:formula="of:=DEC2HEX(5*1024*1024)" office:value-type="string" office:string-value="500000" calcext:value-type="string">
            <office:annotation draw:style-name="gr2" draw:text-style-name="P3" svg:width="2.899cm" svg:height="1.799cm" svg:x="7.74cm" svg:y="2.396cm" draw:caption-point-x="-0.61cm" draw:caption-point-y="1.51cm">
              <dc:date>2023-08-28T00:00:00</dc:date>
              <text:p text:style-name="P2">Actually around 512 MB. Here its 5MB just to keep the chart legible</text:p>
            </office:annotation>
            <text:p>500000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D9] = &quot;Size (Bytes)&quot;; (HEX2DEC([.B9])+HEX2DEC([.C9]) - 1);HEX2DEC([.C9])))" office:value-type="string" office:string-value="C07FFFFF" calcext:value-type="string">
            <text:p>C07FFFFF</text:p>
          </table:table-cell>
          <table:table-cell table:style-name="ce22" table:formula="of:=(HEX2DEC([.E9]) - HEX2DEC([.B9]) + 1)/1024" office:value-type="float" office:value="5120" calcext:value-type="float">
            <text:p>5120</text:p>
          </table:table-cell>
          <table:table-cell/>
          <table:table-cell table:style-name="ce9" office:value-type="string" calcext:value-type="string">
            <text:p>Free (min)</text:p>
          </table:table-cell>
          <table:table-cell table:style-name="ce15" office:value-type="string" calcext:value-type="string">
            <text:p>43C00</text:p>
          </table:table-cell>
          <table:table-cell table:style-name="ce15" office:value-type="float" office:value="241" calcext:value-type="float">
            <text:p>241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9] = &quot;Size (Bytes)&quot;; (HEX2DEC([.I9])+([.J9]*1024) - 1);([.J9] * 1024)))" office:value-type="string" office:string-value="7FFFF" calcext:value-type="string">
            <text:p>7FFFF</text:p>
          </table:table-cell>
          <table:table-cell table:style-name="ce22" table:formula="of:=(HEX2DEC([.L9]) - HEX2DEC([.I9]) + 1)/1024" office:value-type="float" office:value="241" calcext:value-type="float">
            <text:p>241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Temp mapping</text:p>
          </table:table-cell>
          <table:table-cell table:style-name="ce15" office:value-type="string" calcext:value-type="string">
            <text:p>FF800000</text:p>
          </table:table-cell>
          <table:table-cell table:style-name="ce15" office:value-type="string" calcext:value-type="string">
            <text:p>FFBF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10] = &quot;Size (Bytes)&quot;; (HEX2DEC([.B10])+HEX2DEC([.C10]) - 1);HEX2DEC([.C10])))" office:value-type="string" office:string-value="FFBFFFFF" calcext:value-type="string">
            <text:p>FFBFFFFF</text:p>
          </table:table-cell>
          <table:table-cell table:style-name="ce22" table:formula="of:=(HEX2DEC([.E10]) - HEX2DEC([.B10]) + 1)/1024" office:value-type="float" office:value="4096" calcext:value-type="float">
            <text:p>4096</text:p>
          </table:table-cell>
          <table:table-cell/>
          <table:table-cell table:style-name="ce9" office:value-type="string" calcext:value-type="string">
            <text:p>Free (ext)</text:p>
          </table:table-cell>
          <table:table-cell table:style-name="ce15" office:value-type="float" office:value="80000" calcext:value-type="float">
            <text:p>80000</text:p>
          </table:table-cell>
          <table:table-cell table:style-name="ce15" office:value-type="float" office:value="127" calcext:value-type="float">
            <text:p>127</text:p>
          </table:table-cell>
          <table:table-cell table:style-name="ce16" table:content-validation-name="val1" office:value-type="string" calcext:value-type="string">
            <text:p>Size (Bytes)</text:p>
          </table:table-cell>
          <table:table-cell table:style-name="ce22" table:formula="of:=DEC2HEX(IF([.K10] = &quot;Size (Bytes)&quot;; (HEX2DEC([.I10])+([.J10]*1024) - 1);([.J10] * 1024)))" office:value-type="string" office:string-value="9FBFF" calcext:value-type="string">
            <text:p>9FBFF</text:p>
          </table:table-cell>
          <table:table-cell table:style-name="ce22" table:formula="of:=(HEX2DEC([.L10]) - HEX2DEC([.I10]) + 1)/1024" office:value-type="float" office:value="127" calcext:value-type="float">
            <text:p>127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Recursive map</text:p>
          </table:table-cell>
          <table:table-cell table:style-name="ce15" office:value-type="string" calcext:value-type="string">
            <text:p>FFC00000</text:p>
          </table:table-cell>
          <table:table-cell table:style-name="ce15" office:value-type="string" calcext:value-type="string">
            <text:p>FFFFFFFF</text:p>
          </table:table-cell>
          <table:table-cell table:style-name="ce16" table:content-validation-name="val1" office:value-type="string" calcext:value-type="string">
            <text:p>End (Bytes)</text:p>
          </table:table-cell>
          <table:table-cell table:style-name="ce22" table:formula="of:=DEC2HEX(IF([.D11] = &quot;Size (Bytes)&quot;; (HEX2DEC([.B11])+HEX2DEC([.C11]) - 1);HEX2DEC([.C11])))" office:value-type="string" office:string-value="FFFFFFFF" calcext:value-type="string">
            <text:p>FFFFFFFF</text:p>
          </table:table-cell>
          <table:table-cell table:style-name="ce22" table:formula="of:=(HEX2DEC([.E11]) - HEX2DEC([.B11]) + 1)/1024" office:value-type="float" office:value="4096" calcext:value-type="float">
            <text:p>4096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os mem map" table:style-name="ta1">
        <table:table-column table:style-name="co2" table:number-columns-repeated="4" table:default-cell-style-name="ce76"/>
        <table:table-column table:style-name="co2" table:default-cell-style-name="ce82"/>
        <table:table-column table:style-name="co2" table:number-columns-repeated="6" table:default-cell-style-name="Default"/>
        <table:table-row table:style-name="ro2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26"/>
          <table:table-cell table:number-columns-repeated="6"/>
        </table:table-row>
        <table:table-row table:style-name="ro2"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2"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  <table:table-cell/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Length</text:p>
          </table:table-cell>
          <table:table-cell table:style-name="ce26" office:value-type="string" calcext:value-type="string">
            <text:p>End</text:p>
          </table:table-cell>
          <table:table-cell table:style-name="ce26" office:value-type="string" calcext:value-type="string">
            <text:p>Gap</text:p>
          </table:table-cell>
          <table:table-cell table:style-name="ce26" office:value-type="string" calcext:value-type="string">
            <text:p>Type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2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table table:name="Sheet1" table:style-name="ta1">
        <table:table-column table:style-name="co4" table:default-cell-style-name="ce1"/>
        <table:table-column table:style-name="co5" table:default-cell-style-name="ce2"/>
        <table:table-column table:style-name="co2" table:default-cell-style-name="ce28"/>
        <table:table-column table:style-name="co6" table:default-cell-style-name="ce17"/>
        <table:table-column table:style-name="co7" table:default-cell-style-name="ce10"/>
        <table:table-column table:style-name="co2" table:default-cell-style-name="ce28"/>
        <table:table-column table:style-name="co8" table:default-cell-style-name="ce38"/>
        <table:table-column table:style-name="co2" table:number-columns-repeated="1017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58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106" office:value-type="string" calcext:value-type="string" table:number-columns-spanned="1" table:number-rows-spanned="10">
            <text:p>kernel</text:p>
          </table:table-cell>
          <table:table-cell table:style-name="ce111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table:style-name="ce18"/>
          <table:table-cell table:style-name="ce20"/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106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3">
            <text:p>4KB</text:p>
          </table:table-cell>
          <table:table-cell table:style-name="ce7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75" office:value-type="string" calcext:value-type="string" table:number-columns-spanned="1" table:number-rows-spanned="3">
            <text:p>Guard Page</text:p>
          </table:table-cell>
          <table:table-cell table:style-name="ce112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75"/>
          <table:table-cell table:style-name="ce18"/>
          <table:table-cell table:style-name="ce20"/>
          <table:covered-table-cell table:style-name="ce75"/>
          <table:covered-table-cell table:style-name="ce112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7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75"/>
          <table:covered-table-cell table:style-name="ce112"/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 table:number-columns-spanned="1" table:number-rows-spanned="13">
            <text:p>128KB</text:p>
          </table:table-cell>
          <table:table-cell table:style-name="ce89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89" office:value-type="string" calcext:value-type="string" table:number-columns-spanned="1" table:number-rows-spanned="23">
            <text:p>Kernel Stack</text:p>
          </table:table-cell>
          <table:table-cell table:style-name="ce65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5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6"/>
          <table:table-cell table:style-name="ce18"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3">
          <table:table-cell/>
          <table:table-cell table:style-name="ce5" office:value-type="float" office:value="512" calcext:value-type="float">
            <text:p>512</text:p>
          </table:table-cell>
          <table:table-cell table:style-name="ce89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93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 table:number-columns-spanned="1" table:number-rows-spanned="4">
            <text:p>4KB</text:p>
          </table:table-cell>
          <table:table-cell table:style-name="ce89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/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93"/>
          <table:table-cell office:value-type="string" calcext:value-type="string">
            <text:p>6C00</text:p>
          </table:table-cell>
          <table:table-cell table:style-name="ce20"/>
          <table:covered-table-cell table:style-name="ce93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6">
            <text:p>13KB</text:p>
          </table:table-cell>
          <table:table-cell table:style-name="ce93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2">
            <text:p>2KB</text:p>
          </table:table-cell>
          <table:table-cell table:style-name="ce89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89" office:value-type="string" calcext:value-type="string" table:number-columns-spanned="1" table:number-rows-spanned="2">
            <text:p>BOOT_INFO structure</text:p>
          </table:table-cell>
          <table:table-cell table:style-name="ce65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2">
          <table:table-cell/>
          <table:covered-table-cell table:style-name="ce62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89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1" table:number-rows-spanned="5">
            <text:p>4KB</text:p>
          </table:table-cell>
          <table:table-cell table:style-name="ce95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95" office:value-type="string" calcext:value-type="string" table:number-columns-spanned="1" table:number-rows-spanned="5">
            <text:p>GDT</text:p>
          </table:table-cell>
          <table:table-cell table:style-name="ce115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95"/>
          <table:covered-table-cell table:style-name="ce115"/>
          <table:table-cell table:number-columns-repeated="1017"/>
        </table:table-row>
        <table:table-row table:style-name="ro2">
          <table:table-cell/>
          <table:table-cell table:style-name="ce67" office:value-type="string" calcext:value-type="string" table:number-columns-spanned="1" table:number-rows-spanned="4">
            <text:p>2KB</text:p>
          </table:table-cell>
          <table:table-cell table:style-name="ce96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108" office:value-type="string" calcext:value-type="string" table:number-columns-spanned="1" table:number-rows-spanned="4">
            <text:p>IDT</text:p>
          </table:table-cell>
          <table:table-cell table:style-name="ce116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2">
          <table:table-cell/>
          <table:covered-table-cell table:style-name="ce67"/>
          <table:covered-table-cell table:style-name="ce96"/>
          <table:table-cell/>
          <table:table-cell table:style-name="ce20"/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/>
          <table:covered-table-cell table:style-name="ce67"/>
          <table:covered-table-cell table:style-name="ce96"/>
          <table:table-cell/>
          <table:table-cell table:style-name="ce20"/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/>
          <table:covered-table-cell table:style-name="ce67"/>
          <table:covered-table-cell table:style-name="ce96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108"/>
          <table:covered-table-cell table:style-name="ce116"/>
          <table:table-cell table:number-columns-repeated="1017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97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69"/>
          <table:table-cell table:number-columns-repeated="1017"/>
        </table:table-row>
        <table:table-row table:style-name="ro2" table:number-rows-repeated="5">
          <table:table-cell/>
          <table:table-cell table:style-name="ce69"/>
          <table:table-cell table:style-name="ce97"/>
          <table:table-cell table:style-name="ce49"/>
          <table:table-cell table:style-name="ce52"/>
          <table:table-cell table:style-name="ce97"/>
          <table:table-cell table:style-name="ce69"/>
          <table:table-cell table:number-columns-repeated="1017"/>
        </table:table-row>
        <table:table-row table:style-name="ro2" table:number-rows-repeated="8">
          <table:table-cell table:number-columns-repeated="2"/>
          <table:table-cell table:style-name="ce97"/>
          <table:table-cell table:style-name="ce49"/>
          <table:table-cell table:style-name="ce52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rnel Memory map'.A1:'Kernel Memory map'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fraction number:min-integer-digits="0" loext:integer-fraction-delimiter=" KB" number:min-numerator-digits="1" loext:max-numerator-digits="1" number:denominator-value="1024"/>
    </number:number-style>
    <number:number-style style:name="N112">
      <number:fraction number:min-integer-digits="1" loext:integer-fraction-delimiter=" KB" number:min-numerator-digits="1" loext:max-numerator-digits="1" loext:zeros-numerator-digits="1" number:denominator-value="102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21:17:42.613432799</meta:creation-date>
    <dc:date>2023-08-28T23:53:25.149264308</dc:date>
    <meta:editing-duration>P3DT23H27M48S</meta:editing-duration>
    <meta:editing-cycles>170</meta:editing-cycles>
    <meta:generator>LibreOffice/7.4.7.2$Linux_X86_64 LibreOffice_project/40$Build-2</meta:generator>
    <meta:document-statistic meta:table-count="3" meta:cell-count="31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.313cm" svg:height="18.206cm" xlink:href=".." xlink:type="simple" chart:class="chart:bar" chart:style-name="ch1">
        <chart:title svg:x="0.707cm" svg:y="0.499cm" chart:style-name="ch2">
          <text:p>Kernel virtual mem map</text:p>
        </chart:title>
        <chart:legend chart:legend-position="end" svg:x="3.023cm" svg:y="5.819cm" style:legend-expansion="high" chart:style-name="ch3"/>
        <chart:plot-area chart:style-name="ch4" table:cell-range-address="'Kernel Memory map'.A3:'Kernel Memory map'.A11 'Kernel Memory map'.F3:'Kernel Memory map'.F11" chart:data-source-has-labels="column" svg:x="0.106cm" svg:y="2.146cm" svg:width="2.811cm" svg:height="15.696cm">
          <chart:coordinate-region svg:x="1.23cm" svg:y="2.345cm" svg:width="1.687cm" svg:height="15.2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F3:'Kernel Memory map'.F3" chart:label-cell-address="'Kernel Memory map'.A3:'Kernel Memory map'.A3" chart:class="chart:bar">
            <chart:data-point/>
          </chart:series>
          <chart:series chart:style-name="ch9" chart:values-cell-range-address="'Kernel Memory map'.F4:'Kernel Memory map'.F4" chart:label-cell-address="'Kernel Memory map'.A4:'Kernel Memory map'.A4" chart:class="chart:bar">
            <chart:data-point/>
          </chart:series>
          <chart:series chart:style-name="ch10" chart:values-cell-range-address="'Kernel Memory map'.F5:'Kernel Memory map'.F5" chart:label-cell-address="'Kernel Memory map'.A5:'Kernel Memory map'.A5" chart:class="chart:bar">
            <chart:data-point/>
          </chart:series>
          <chart:series chart:style-name="ch11" chart:values-cell-range-address="'Kernel Memory map'.F6:'Kernel Memory map'.F6" chart:label-cell-address="'Kernel Memory map'.A6:'Kernel Memory map'.A6" chart:class="chart:bar">
            <chart:data-point/>
          </chart:series>
          <chart:series chart:style-name="ch12" chart:values-cell-range-address="'Kernel Memory map'.F7:'Kernel Memory map'.F7" chart:label-cell-address="'Kernel Memory map'.A7:'Kernel Memory map'.A7" chart:class="chart:bar">
            <chart:data-point/>
          </chart:series>
          <chart:series chart:style-name="ch13" chart:values-cell-range-address="'Kernel Memory map'.F8:'Kernel Memory map'.F8" chart:label-cell-address="'Kernel Memory map'.A8:'Kernel Memory map'.A8" chart:class="chart:bar">
            <chart:data-point/>
          </chart:series>
          <chart:series chart:style-name="ch14" chart:values-cell-range-address="'Kernel Memory map'.F9:'Kernel Memory map'.F9" chart:label-cell-address="'Kernel Memory map'.A9:'Kernel Memory map'.A9" chart:class="chart:bar">
            <chart:data-point/>
          </chart:series>
          <chart:series chart:style-name="ch15" chart:values-cell-range-address="'Kernel Memory map'.F10:'Kernel Memory map'.F10" chart:label-cell-address="'Kernel Memory map'.A10:'Kernel Memory map'.A10" chart:class="chart:bar">
            <chart:data-point/>
          </chart:series>
          <chart:series chart:style-name="ch16" chart:values-cell-range-address="'Kernel Memory map'.F11:'Kernel Memory map'.F11" chart:label-cell-address="'Kernel Memory map'.A11:'Kernel Memory map'.A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ull</text:p>
                <draw:g>
                  <svg:desc>'Kernel Memory map'.A3:'Kernel Memory map'.A3</svg:desc>
                </draw:g>
              </table:table-cell>
              <table:table-cell office:value-type="float" office:value="4">
                <text:p>4</text:p>
                <draw:g>
                  <svg:desc>'Kernel Memory map'.F3:'Kernel Memory map'.F3</svg:desc>
                </draw:g>
              </table:table-cell>
            </table:table-row>
            <table:table-row>
              <table:table-cell office:value-type="string">
                <text:p>Kernel data</text:p>
                <draw:g>
                  <svg:desc>'Kernel Memory map'.A4:'Kernel Memory map'.A4</svg:desc>
                </draw:g>
              </table:table-cell>
              <table:table-cell office:value-type="float" office:value="271">
                <text:p>271</text:p>
                <draw:g>
                  <svg:desc>'Kernel Memory map'.F4:'Kernel Memory map'.F4</svg:desc>
                </draw:g>
              </table:table-cell>
            </table:table-row>
            <table:table-row>
              <table:table-cell office:value-type="string">
                <text:p>Unused</text:p>
                <draw:g>
                  <svg:desc>'Kernel Memory map'.A5:'Kernel Memory map'.A5</svg:desc>
                </draw:g>
              </table:table-cell>
              <table:table-cell office:value-type="float" office:value="369">
                <text:p>369</text:p>
                <draw:g>
                  <svg:desc>'Kernel Memory map'.F5:'Kernel Memory map'.F5</svg:desc>
                </draw:g>
              </table:table-cell>
            </table:table-row>
            <table:table-row>
              <table:table-cell office:value-type="string">
                <text:p>Bios data</text:p>
                <draw:g>
                  <svg:desc>'Kernel Memory map'.A6:'Kernel Memory map'.A6</svg:desc>
                </draw:g>
              </table:table-cell>
              <table:table-cell office:value-type="float" office:value="384">
                <text:p>384</text:p>
                <draw:g>
                  <svg:desc>'Kernel Memory map'.F6:'Kernel Memory map'.F6</svg:desc>
                </draw:g>
              </table:table-cell>
            </table:table-row>
            <table:table-row>
              <table:table-cell office:value-type="string">
                <text:p>Kernel img</text:p>
                <draw:g>
                  <svg:desc>'Kernel Memory map'.A7:'Kernel Memory map'.A7</svg:desc>
                </draw:g>
              </table:table-cell>
              <table:table-cell office:value-type="float" office:value="1024">
                <text:p>1024</text:p>
                <draw:g>
                  <svg:desc>'Kernel Memory map'.F7:'Kernel Memory map'.F7</svg:desc>
                </draw:g>
              </table:table-cell>
            </table:table-row>
            <table:table-row>
              <table:table-cell office:value-type="string">
                <text:p>Static alloc</text:p>
                <draw:g>
                  <svg:desc>'Kernel Memory map'.A8:'Kernel Memory map'.A8</svg:desc>
                </draw:g>
              </table:table-cell>
              <table:table-cell office:value-type="float" office:value="1024">
                <text:p>1024</text:p>
                <draw:g>
                  <svg:desc>'Kernel Memory map'.F8:'Kernel Memory map'.F8</svg:desc>
                </draw:g>
              </table:table-cell>
            </table:table-row>
            <table:table-row>
              <table:table-cell office:value-type="string">
                <text:p>Heap</text:p>
                <draw:g>
                  <svg:desc>'Kernel Memory map'.A9:'Kernel Memory map'.A9</svg:desc>
                </draw:g>
              </table:table-cell>
              <table:table-cell office:value-type="float" office:value="5120">
                <text:p>5120</text:p>
                <draw:g>
                  <svg:desc>'Kernel Memory map'.F9:'Kernel Memory map'.F9</svg:desc>
                </draw:g>
              </table:table-cell>
            </table:table-row>
            <table:table-row>
              <table:table-cell office:value-type="string">
                <text:p>Temp mapping</text:p>
                <draw:g>
                  <svg:desc>'Kernel Memory map'.A10:'Kernel Memory map'.A10</svg:desc>
                </draw:g>
              </table:table-cell>
              <table:table-cell office:value-type="float" office:value="4096">
                <text:p>4096</text:p>
                <draw:g>
                  <svg:desc>'Kernel Memory map'.F10:'Kernel Memory map'.F10</svg:desc>
                </draw:g>
              </table:table-cell>
            </table:table-row>
            <table:table-row>
              <table:table-cell office:value-type="string">
                <text:p>Recursive map</text:p>
                <draw:g>
                  <svg:desc>'Kernel Memory map'.A11:'Kernel Memory map'.A11</svg:desc>
                </draw:g>
              </table:table-cell>
              <table:table-cell office:value-type="float" office:value="4096">
                <text:p>4096</text:p>
                <draw:g>
                  <svg:desc>'Kernel Memory map'.F11:'Kernel Memory map'.F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.709cm" svg:height="18.78cm" xlink:href=".." xlink:type="simple" chart:class="chart:bar" chart:style-name="ch1">
        <chart:title svg:x="0.879cm" svg:y="0.51cm" chart:style-name="ch2">
          <text:p>Physical mem map (upto 640 KB)</text:p>
        </chart:title>
        <chart:legend chart:legend-position="end" svg:x="3.287cm" svg:y="7.149cm" style:legend-expansion="high" chart:style-name="ch3"/>
        <chart:plot-area chart:style-name="ch4" table:cell-range-address="'Kernel Memory map'.H3:'Kernel Memory map'.H10 'Kernel Memory map'.M3:'Kernel Memory map'.M10" chart:data-source-has-labels="column" svg:x="0.114cm" svg:y="2.168cm" svg:width="3.059cm" svg:height="16.237cm">
          <chart:coordinate-region svg:x="1.238cm" svg:y="2.367cm" svg:width="1.935cm" svg:height="15.8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M3:'Kernel Memory map'.M3" chart:label-cell-address="'Kernel Memory map'.H3:'Kernel Memory map'.H3" chart:class="chart:bar">
            <chart:data-point/>
          </chart:series>
          <chart:series chart:style-name="ch9" chart:values-cell-range-address="'Kernel Memory map'.M4:'Kernel Memory map'.M4" chart:label-cell-address="'Kernel Memory map'.H4:'Kernel Memory map'.H4" chart:class="chart:bar">
            <chart:data-point/>
          </chart:series>
          <chart:series chart:style-name="ch10" chart:values-cell-range-address="'Kernel Memory map'.M5:'Kernel Memory map'.M5" chart:label-cell-address="'Kernel Memory map'.H5:'Kernel Memory map'.H5" chart:class="chart:bar">
            <chart:data-point/>
          </chart:series>
          <chart:series chart:style-name="ch11" chart:values-cell-range-address="'Kernel Memory map'.M6:'Kernel Memory map'.M6" chart:label-cell-address="'Kernel Memory map'.H6:'Kernel Memory map'.H6" chart:class="chart:bar">
            <chart:data-point/>
          </chart:series>
          <chart:series chart:style-name="ch12" chart:values-cell-range-address="'Kernel Memory map'.M7:'Kernel Memory map'.M7" chart:label-cell-address="'Kernel Memory map'.H7:'Kernel Memory map'.H7" chart:class="chart:bar">
            <chart:data-point/>
          </chart:series>
          <chart:series chart:style-name="ch13" chart:values-cell-range-address="'Kernel Memory map'.M8:'Kernel Memory map'.M8" chart:label-cell-address="'Kernel Memory map'.H8:'Kernel Memory map'.H8" chart:class="chart:bar">
            <chart:data-point/>
          </chart:series>
          <chart:series chart:style-name="ch14" chart:values-cell-range-address="'Kernel Memory map'.M9:'Kernel Memory map'.M9" chart:label-cell-address="'Kernel Memory map'.H9:'Kernel Memory map'.H9" chart:class="chart:bar">
            <chart:data-point/>
          </chart:series>
          <chart:series chart:style-name="ch15" chart:values-cell-range-address="'Kernel Memory map'.M10:'Kernel Memory map'.M10" chart:label-cell-address="'Kernel Memory map'.H10:'Kernel Memory map'.H1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Free(1)</text:p>
                <draw:g>
                  <svg:desc>'Kernel Memory map'.H3:'Kernel Memory map'.H3</svg:desc>
                </draw:g>
              </table:table-cell>
              <table:table-cell office:value-type="float" office:value="6">
                <text:p>6</text:p>
                <draw:g>
                  <svg:desc>'Kernel Memory map'.M3:'Kernel Memory map'.M3</svg:desc>
                </draw:g>
              </table:table-cell>
            </table:table-row>
            <table:table-row>
              <table:table-cell office:value-type="string">
                <text:p>GDT</text:p>
                <draw:g>
                  <svg:desc>'Kernel Memory map'.H4:'Kernel Memory map'.H4</svg:desc>
                </draw:g>
              </table:table-cell>
              <table:table-cell office:value-type="float" office:value="4">
                <text:p>4</text:p>
                <draw:g>
                  <svg:desc>'Kernel Memory map'.M4:'Kernel Memory map'.M4</svg:desc>
                </draw:g>
              </table:table-cell>
            </table:table-row>
            <table:table-row>
              <table:table-cell office:value-type="string">
                <text:p>Boot Info</text:p>
                <draw:g>
                  <svg:desc>'Kernel Memory map'.H5:'Kernel Memory map'.H5</svg:desc>
                </draw:g>
              </table:table-cell>
              <table:table-cell office:value-type="float" office:value="1">
                <text:p>1</text:p>
                <draw:g>
                  <svg:desc>'Kernel Memory map'.M5:'Kernel Memory map'.M5</svg:desc>
                </draw:g>
              </table:table-cell>
            </table:table-row>
            <table:table-row>
              <table:table-cell office:value-type="string">
                <text:p>Free(2)</text:p>
                <draw:g>
                  <svg:desc>'Kernel Memory map'.H6:'Kernel Memory map'.H6</svg:desc>
                </draw:g>
              </table:table-cell>
              <table:table-cell office:value-type="float" office:value="4">
                <text:p>4</text:p>
                <draw:g>
                  <svg:desc>'Kernel Memory map'.M6:'Kernel Memory map'.M6</svg:desc>
                </draw:g>
              </table:table-cell>
            </table:table-row>
            <table:table-row>
              <table:table-cell office:value-type="string">
                <text:p>User stack</text:p>
                <draw:g>
                  <svg:desc>'Kernel Memory map'.H7:'Kernel Memory map'.H7</svg:desc>
                </draw:g>
              </table:table-cell>
              <table:table-cell office:value-type="float" office:value="128">
                <text:p>128</text:p>
                <draw:g>
                  <svg:desc>'Kernel Memory map'.M7:'Kernel Memory map'.M7</svg:desc>
                </draw:g>
              </table:table-cell>
            </table:table-row>
            <table:table-row>
              <table:table-cell office:value-type="string">
                <text:p>Kernel stack</text:p>
                <draw:g>
                  <svg:desc>'Kernel Memory map'.H8:'Kernel Memory map'.H8</svg:desc>
                </draw:g>
              </table:table-cell>
              <table:table-cell office:value-type="float" office:value="128">
                <text:p>128</text:p>
                <draw:g>
                  <svg:desc>'Kernel Memory map'.M8:'Kernel Memory map'.M8</svg:desc>
                </draw:g>
              </table:table-cell>
            </table:table-row>
            <table:table-row>
              <table:table-cell office:value-type="string">
                <text:p>Free (min)</text:p>
                <draw:g>
                  <svg:desc>'Kernel Memory map'.H9:'Kernel Memory map'.H9</svg:desc>
                </draw:g>
              </table:table-cell>
              <table:table-cell office:value-type="float" office:value="241">
                <text:p>241</text:p>
                <draw:g>
                  <svg:desc>'Kernel Memory map'.M9:'Kernel Memory map'.M9</svg:desc>
                </draw:g>
              </table:table-cell>
            </table:table-row>
            <table:table-row>
              <table:table-cell office:value-type="string">
                <text:p>Free (ext)</text:p>
                <draw:g>
                  <svg:desc>'Kernel Memory map'.H10:'Kernel Memory map'.H10</svg:desc>
                </draw:g>
              </table:table-cell>
              <table:table-cell office:value-type="float" office:value="127">
                <text:p>127</text:p>
                <draw:g>
                  <svg:desc>'Kernel Memory map'.M10:'Kernel Memory map'.M1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